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manist" svg:font-family="Geomanist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499cm" style:contextual-spacing="false" fo:text-align="justify" style:justify-single-word="false" fo:orphans="0" fo:widows="2"/>
    </style:style>
    <style:style style:name="T1" style:family="text">
      <style:text-properties fo:font-variant="normal" fo:text-transform="none" fo:color="#2256a1" loext:opacity="100%" style:text-line-through-style="none" style:text-line-through-type="none" style:font-name="Geomanist" fo:font-size="12pt" fo:letter-spacing="normal" fo:font-style="normal" style:text-underline-style="none" fo:font-weight="bold" style:text-blink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a xlink:type="simple" xlink:href="https://unibb.alura.com.br/embaixadores-de-analytics-ciencias-de-dados-f1725968-1678495544203-p553593" office:target-frame-name="_blank" xlink:show="new" text:style-name="Internet_20_link" text:visited-style-name="Visited_20_Internet_20_Link"><text:span text:style-name="T1">Plano de estudo Alura - Embaixadores Analytics - Ciência de Dados</text:span></text:a></text:p>
        </text:list-item>
      </text:list>
      <text:p text:style-name="Standard"><text:a xlink:type="simple" xlink:href="https://unibb.alura.com.br/embaixadores-de-analytics-ciencias-de-dados-f1725968-1678495544203-p553593" text:style-name="Internet_20_link" text:visited-style-name="Visited_20_Internet_20_Link">https://unibb.alura.com.br/embaixadores-de-analytics-ciencias-de-dados-f1725968-1678495544203-p553593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manist" svg:font-family="Geomanist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2T08:03:58.037000000</dc:date>
    <meta:editing-duration>PT2H14M44S</meta:editing-duration>
    <meta:editing-cycles>1</meta:editing-cycles>
    <meta:document-statistic meta:table-count="0" meta:image-count="0" meta:object-count="0" meta:page-count="1" meta:paragraph-count="2" meta:word-count="13" meta:character-count="167" meta:non-whitespace-character-count="157"/>
    <meta:generator>LibreOffice/7.4.6.2$Windows_X86_64 LibreOffice_project/5b1f5509c2decdade7fda905e3e1429a67acd63d</meta:generator>
  </office:meta>
</office:document-meta>
</file>